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6F0000189A1B236477740B915F.png" manifest:media-type="image/png"/>
  <manifest:file-entry manifest:full-path="Pictures/100000000000071F00000B1B9093A0F9DABFCD33.png" manifest:media-type="image/png"/>
  <manifest:file-entry manifest:full-path="Pictures/10000000000001A40000012ED14E5EF78AF94772.png" manifest:media-type="image/png"/>
  <manifest:file-entry manifest:full-path="Pictures/10000000000000CC000000C953A4C8881F639209.png" manifest:media-type="image/png"/>
  <manifest:file-entry manifest:full-path="Pictures/1000000000000197000000EF2ABC89C7012E064E.png" manifest:media-type="image/png"/>
  <manifest:file-entry manifest:full-path="Pictures/10000000000001B700000127D990E25D121ACB5E.png" manifest:media-type="image/png"/>
  <manifest:file-entry manifest:full-path="Pictures/10000000000001E5000001163206D045E86DB6BF.png" manifest:media-type="image/png"/>
  <manifest:file-entry manifest:full-path="Pictures/10000000000000AE000000B385900D0A3CBC819B.png" manifest:media-type="image/png"/>
  <manifest:file-entry manifest:full-path="Pictures/10000000000001D10000011F50E9F38683D795D8.png" manifest:media-type="image/png"/>
  <manifest:file-entry manifest:full-path="Pictures/100000000000029F00000139DAC788DC2B48DED1.png" manifest:media-type="image/png"/>
  <manifest:file-entry manifest:full-path="Pictures/100000000000047000000119AF4CED2A59220B41.png" manifest:media-type="image/png"/>
  <manifest:file-entry manifest:full-path="Pictures/10000000000004970000013EACDD828B82D8D98C.png" manifest:media-type="image/png"/>
  <manifest:file-entry manifest:full-path="Pictures/10000000000004A40000013F1E840243E0B45284.png" manifest:media-type="image/png"/>
  <manifest:file-entry manifest:full-path="Pictures/10000000000003D00000016FC01BD67F46EA1832.png" manifest:media-type="image/png"/>
  <manifest:file-entry manifest:full-path="Pictures/100000000000020F0000012A826A9BF85FF3CB18.png" manifest:media-type="image/png"/>
  <manifest:file-entry manifest:full-path="Pictures/10000000000000E7000000FD7D454BA3DB4C1AA1.png" manifest:media-type="image/png"/>
  <manifest:file-entry manifest:full-path="Pictures/1000000000000505000000C10ED47F16CE1462D5.png" manifest:media-type="image/png"/>
  <manifest:file-entry manifest:full-path="Pictures/100000000000031B000000D9CAE621EDDC10F98B.png" manifest:media-type="image/png"/>
  <manifest:file-entry manifest:full-path="Pictures/10000000000000970000008074E7AD4355895E9A.png" manifest:media-type="image/png"/>
  <manifest:file-entry manifest:full-path="Pictures/10000000000000EF000000CCAE81461E76FDE273.png" manifest:media-type="image/png"/>
  <manifest:file-entry manifest:full-path="Pictures/10000000000001F800000067F31B49EE73248750.png" manifest:media-type="image/png"/>
  <manifest:file-entry manifest:full-path="Pictures/10000000000002580000007FDE8C76A0BDE6FA0A.png" manifest:media-type="image/png"/>
  <manifest:file-entry manifest:full-path="Pictures/1000000000000312000000D6BF3E08DFDF703329.png" manifest:media-type="image/png"/>
  <manifest:file-entry manifest:full-path="Pictures/10000000000002F3000000B33DC3CD33F723755D.png" manifest:media-type="image/png"/>
  <manifest:file-entry manifest:full-path="Pictures/10000000000003200000009EBA0B40DEB1974CB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Calibri" svg:font-family="Calibri"/>
    <style:font-face style:name="Arial1" svg:font-family="Arial" style:font-pitch="variable"/>
    <style:font-face style:name="Calibri1"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4"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3" svg:font-family="'Noto Sans Regular'" style:font-family-generic="swiss" style:font-pitch="variable"/>
    <style:font-face style:name="Noto Sans Regular5"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paragraph-properties style:writing-mode="lr-tb"/>
    </style:style>
    <style:style style:name="pr2" style:family="presentation" style:parent-style-name="Impress1-outline1">
      <style:graphic-properties fo:min-height="11.93cm"/>
      <style:paragraph-properties style:writing-mode="lr-tb"/>
    </style:style>
    <style:style style:name="pr3" style:family="presentation" style:parent-style-name="Impress1-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draw:fill-color="#729fcf" fo:min-height="11.93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start" style:text-autospace="none" style:line-break="normal" style:writing-mode="page"/>
      <style:text-properties fo:hyphenate="false"/>
    </style:style>
    <style:style style:name="P7" style:family="paragraph">
      <loext:graphic-properties draw:fill-color="#729fcf"/>
      <style:paragraph-properties style:writing-mode="lr-tb"/>
    </style:style>
    <style:style style:name="P8" style:family="paragraph">
      <style:paragraph-properties fo:text-align="center"/>
    </style:style>
    <style:style style:name="P9" style:family="paragraph">
      <style:paragraph-properties fo:margin-left="0cm" fo:margin-right="0cm" fo:margin-top="0cm" fo:margin-bottom="0.356cm" fo:text-indent="0cm" style:writing-mode="lr-tb"/>
    </style:style>
    <style:style style:name="T1" style:family="text">
      <style:text-properties fo:color="#000000"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 La Chouette Agenc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sera Uptrends. Pour ce qui touche au SEO et à l’accessibilité, j’utiliserais le site LightHouse.</text:span></text:p>
              </text:list-item>
              <text:list-item>
                <text:p text:style-name="P2"><text:span text:style-name="T1">Une capture d’écran des résultats sera prises avant / après chaque modifications pour isoler les conséquences de chaque modification. (A / B testing)</text:span></text:p>
              </text:list-item>
              <text:list-item>
                <text:p text:style-name="P2"><text:span text:style-name="T1">Lorsque les résultats sont les mêmes entre deux modifications, cela veut dire que la correction était mineure selon les critères de l’outil de mesure, mais j’expliquerais pourquoi elle était tout de même 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 : LightHouse</text:p>
          </draw:text-box>
        </draw:frame>
        <draw:frame presentation:style-name="pr2" draw:text-style-name="P1" draw:layer="layout" svg:width="24cm" svg:height="12.18cm" svg:x="2cm" svg:y="6cm" presentation:class="outline" presentation:user-transformed="true">
          <draw:text-box>
            <text:list text:style-name="L2">
              <text:list-item>
                <text:p>Voici la page d’index sur la version</text:p>
                <text:p>actuelle du site, sans modification.</text:p>
              </text:list-item>
              <text:list-item>
                <text:p>Performance : 77 %</text:p>
              </text:list-item>
              <text:list-item>
                <text:p>Accessibilité : 84 %</text:p>
              </text:list-item>
              <text:list-item>
                <text:p>Bonnes pratiques : 87 %</text:p>
              </text:list-item>
              <text:list-item>
                <text:p>SEO : 78 %</text:p>
              </text:list-item>
              <text:list-item>
                <text:p>Une fois l’audit fini, ces scores auront</text:p>
                <text:p>tous été améliorés.</text:p>
              </text:list-item>
            </text:list>
          </draw:text-box>
        </draw:frame>
        <draw:frame draw:style-name="gr2" draw:text-style-name="P4" draw:layer="layout" svg:width="6.344cm" svg:height="20.999cm" svg:x="21.6cm" svg:y="0cm">
          <draw:image xlink:href="Pictures/100000000000076F0000189A1B236477740B915F.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ite original : <text:line-break/>Uptrends</text:p>
          </draw:text-box>
        </draw:frame>
        <draw:frame presentation:style-name="pr2" draw:text-style-name="P1" draw:layer="layout" svg:width="24cm" svg:height="12.18cm" svg:x="2cm" svg:y="6cm" presentation:class="outline" presentation:user-transformed="true">
          <draw:text-box>
            <text:list text:style-name="L2">
              <text:list-item>
                <text:p>Voici la page d’index </text:p>
                <text:p>en version originale.</text:p>
              </text:list-item>
              <text:list-item>
                <text:p>Score globale : 79 %</text:p>
              </text:list-item>
            </text:list>
          </draw:text-box>
        </draw:frame>
        <draw:frame draw:style-name="gr2" draw:text-style-name="P4" draw:layer="layout" svg:width="13.464cm" svg:height="20.999cm" svg:x="14.536cm" svg:y="0cm">
          <draw:image xlink:href="Pictures/100000000000071F00000B1B9093A0F9DABFCD33.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balise title</text:p>
          </draw:text-box>
        </draw:frame>
        <draw:frame presentation:style-name="pr5" draw:text-style-name="P7" draw:layer="layout" svg:width="24cm" svg:height="12.18cm" svg:x="2cm" svg:y="6cm" presentation:class="outline" presentation:user-transformed="true">
          <draw:text-box>
            <text:list text:style-name="L2">
              <text:list-item>
                <text:p text:style-name="P2"><text:span text:style-name="T2">Remplacement de la balise title par : « La Chouette Agence - Entreprise de web design à Lyon ».</text:span></text:p>
              </text:list-item>
              <text:list-item>
                <text:p text:style-name="P2"><text:span text:style-name="T2">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
                  <text:list-item>
                    <text:list>
                      <text:list-header>
                        <text:p text:style-name="P6"><text:span text:style-name="T2">Avant</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Après</text:span></text:p>
                      </text:list-header>
                    </text:list>
                  </text:list-item>
                </text:list>
              </text:list-item>
            </text:list>
          </draw:text-box>
        </draw:frame>
        <draw:frame draw:style-name="gr2" draw:text-style-name="P4" draw:layer="layout" svg:width="12.503cm" svg:height="8.989cm" svg:x="15.097cm" svg:y="10.611cm">
          <draw:image xlink:href="Pictures/10000000000001A40000012ED14E5EF78AF94772.png" xlink:type="simple" xlink:show="embed" xlink:actuate="onLoad" loext:mime-type="image/png">
            <text:p/>
          </draw:image>
        </draw:frame>
        <draw:frame draw:style-name="gr2" draw:text-style-name="P4" draw:layer="layout" svg:width="12.503cm" svg:height="8.989cm" svg:x="0.4cm" svg:y="10.6cm">
          <draw:image xlink:href="Pictures/10000000000001A40000012ED14E5EF78AF94772.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une balise meta description sur les deux pages</text:p>
          </draw:text-box>
        </draw:frame>
        <draw:frame presentation:style-name="pr2" draw:text-style-name="P1" draw:layer="layout" svg:width="24cm" svg:height="12.18cm" svg:x="2cm" svg:y="4.707cm" presentation:class="outline" presentation:user-transformed="true">
          <draw:text-box>
            <text:list text:style-name="L2">
              <text:list-item>
                <text:p>L’ajout de la balise meta description à fait passer le score SEO de 78 à 86, car cette fois ci on passe d’une balise vide à une balise remplie.</text:p>
                <text:p>Page 1 : Avant<text:tab/><text:tab/><text:tab/><text:tab/><text:tab/><text:tab/><text:tab/><text:tab/><text:tab/>Après</text:p>
                <text:p/>
                <text:p/>
                <text:p/>
                <text:p/>
                <text:p/>
                <text:p>Page 2 : Avant<text:tab/><text:tab/><text:tab/><text:tab/><text:tab/><text:tab/><text:tab/><text:tab/>Après</text:p>
              </text:list-item>
            </text:list>
          </draw:text-box>
        </draw:frame>
        <draw:frame draw:style-name="gr2" draw:text-style-name="P4" draw:layer="layout" svg:width="8cm" svg:height="5.376cm" svg:x="15.6cm" svg:y="8.024cm">
          <draw:image xlink:href="Pictures/10000000000001B700000127D990E25D121ACB5E.png" xlink:type="simple" xlink:show="embed" xlink:actuate="onLoad" loext:mime-type="image/png">
            <text:p/>
          </draw:image>
        </draw:frame>
        <draw:frame draw:style-name="gr2" draw:text-style-name="P4" draw:layer="layout" svg:width="8.6cm" svg:height="6.183cm" svg:x="0.4cm" svg:y="8.2cm">
          <draw:image xlink:href="Pictures/10000000000001A40000012ED14E5EF78AF94772.png" xlink:type="simple" xlink:show="embed" xlink:actuate="onLoad" loext:mime-type="image/png">
            <text:p/>
          </draw:image>
        </draw:frame>
        <draw:frame draw:style-name="gr3" draw:text-style-name="P8" draw:layer="layout" svg:width="4.603cm" svg:height="4.735cm" svg:x="0.997cm" svg:y="16.665cm">
          <draw:image xlink:href="Pictures/10000000000000AE000000B385900D0A3CBC819B.png" xlink:type="simple" xlink:show="embed" xlink:actuate="onLoad" loext:mime-type="image/png">
            <text:p/>
          </draw:image>
        </draw:frame>
        <draw:frame draw:style-name="gr3" draw:text-style-name="P8" draw:layer="layout" svg:width="5.397cm" svg:height="5.317cm" svg:x="15.003cm" svg:y="16.4cm">
          <draw:image xlink:href="Pictures/10000000000000CC000000C953A4C8881F639209.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Balise lang</text:p>
          </draw:text-box>
        </draw:frame>
        <draw:frame presentation:style-name="pr2" draw:text-style-name="P1" draw:layer="layout" svg:width="24cm" svg:height="12.18cm" svg:x="2cm" svg:y="6cm" presentation:class="outline" presentation:user-transformed="true">
          <draw:text-box>
            <text:list text:style-name="L2">
              <text:list-item>
                <text:p text:style-name="P1">La balise lang à une valeur invalide. En remplaçant la valeur « default » par « fr », le score d’accessibilité passe de 84 à 88.</text:p>
                <text:p text:style-name="P1"/>
                <text:p text:style-name="P1"/>
                <text:p text:style-name="P1">Avant<text:tab/><text:tab/><text:tab/><text:tab/><text:tab/><text:tab/><text:tab/><text:tab/><text:tab/><text:tab/><text:tab/>Après</text:p>
              </text:list-item>
            </text:list>
          </draw:text-box>
        </draw:frame>
        <draw:frame draw:style-name="gr2" draw:text-style-name="P4" draw:layer="layout" svg:width="12.831cm" svg:height="7.354cm" svg:x="0.6cm" svg:y="12.446cm">
          <draw:image xlink:href="Pictures/10000000000001E5000001163206D045E86DB6BF.png" xlink:type="simple" xlink:show="embed" xlink:actuate="onLoad" loext:mime-type="image/png">
            <text:p/>
          </draw:image>
        </draw:frame>
        <draw:frame draw:style-name="gr2" draw:text-style-name="P4" draw:layer="layout" svg:width="12.302cm" svg:height="7.593cm" svg:x="14.8cm" svg:y="12.2cm">
          <draw:image xlink:href="Pictures/10000000000001D10000011F50E9F38683D795D8.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u format des images</text:p>
          </draw:text-box>
        </draw:frame>
        <draw:frame presentation:style-name="pr2" draw:text-style-name="P1" draw:layer="layout" svg:width="24cm" svg:height="12.18cm" svg:x="2cm" svg:y="6cm" presentation:class="outline" presentation:user-transformed="true">
          <draw:text-box>
            <text:list text:style-name="L2">
              <text:list-item>
                <text:p text:style-name="P1">Excepté pour les images avec transparence qui devront resté en .png, les images .jpg et .bmp sont converti en .webp pour les rendre plus légères.</text:p>
                <text:p text:style-name="P1"/>
                <text:p text:style-name="P1"/>
                <text:p text:style-name="P1"/>
                <text:p text:style-name="P1">Avant<text:tab/><text:tab/><text:tab/><text:tab/><text:tab/><text:tab/><text:tab/><text:tab/><text:tab/><text:tab/><text:tab/><text:tab/><text:tab/>Après</text:p>
              </text:list-item>
            </text:list>
          </draw:text-box>
        </draw:frame>
        <draw:frame draw:style-name="gr2" draw:text-style-name="P4" draw:layer="layout" svg:width="10.768cm" svg:height="6.323cm" svg:x="17cm" svg:y="14.677cm">
          <draw:image xlink:href="Pictures/1000000000000197000000EF2ABC89C7012E064E.png" xlink:type="simple" xlink:show="embed" xlink:actuate="onLoad" loext:mime-type="image/png">
            <text:p/>
          </draw:image>
        </draw:frame>
        <draw:frame draw:style-name="gr2" draw:text-style-name="P4" draw:layer="layout" svg:width="13.004cm" svg:height="6.065cm" svg:x="-0.2cm" svg:y="15cm">
          <draw:image xlink:href="Pictures/100000000000029F00000139DAC788DC2B48DED1.png" xlink:type="simple" xlink:show="embed" xlink:actuate="onLoad" loext:mime-type="image/png">
            <text:p/>
          </draw:image>
        </draw:frame>
        <draw:frame draw:style-name="gr2" draw:text-style-name="P4" draw:layer="layout" svg:width="13.746cm" svg:height="3.4cm" svg:x="0.2cm" svg:y="9.734cm">
          <draw:image xlink:href="Pictures/100000000000047000000119AF4CED2A59220B41.png" xlink:type="simple" xlink:show="embed" xlink:actuate="onLoad" loext:mime-type="image/png">
            <text:p/>
          </draw:image>
        </draw:frame>
        <draw:frame draw:style-name="gr2" draw:text-style-name="P4" draw:layer="layout" svg:width="13.8cm" svg:height="3.734cm" svg:x="14cm" svg:y="9.4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e l’attribut « defer » sur tous les scripts</text:p>
          </draw:text-box>
        </draw:frame>
        <draw:frame presentation:style-name="pr2" draw:text-style-name="P1" draw:layer="layout" svg:width="24cm" svg:height="12.18cm" svg:x="1.6cm" svg:y="4.8cm" presentation:class="outline" presentation:user-transformed="true">
          <draw:text-box>
            <text:list text:style-name="L2">
              <text:list-item>
                <text:p text:style-name="P1">On ajoute l’attribut « defer » sur tous les scripts car ils ne sont pas primordiaux au chargement de la page, ils chargeront donc après que le HTML et CSS ce soient bien chargés pour améliorer la vitesse de chargement du site, et donc son SEO.</text:p>
                <text:p text:style-name="P1"/>
                <text:p text:style-name="P1"/>
                <text:p text:style-name="P1"/>
                <text:p text:style-name="P1"/>
                <text:list>
                  <text:list-header>
                    <text:p text:style-name="P1"/>
                    <text:p text:style-name="P1">Avant<text:tab/><text:tab/><text:tab/><text:tab/><text:tab/><text:tab/><text:tab/><text:tab/><text:tab/><text:tab/>Après</text:p>
                  </text:list-header>
                </text:list>
              </text:list-item>
            </text:list>
          </draw:text-box>
        </draw:frame>
        <draw:frame draw:style-name="gr2" draw:text-style-name="P4" draw:layer="layout" svg:width="15.341cm" svg:height="4.119cm" svg:x="12.859cm" svg:y="17.481cm">
          <draw:image xlink:href="Pictures/10000000000004A40000013F1E840243E0B45284.png" xlink:type="simple" xlink:show="embed" xlink:actuate="onLoad" loext:mime-type="image/png">
            <text:p/>
          </draw:image>
        </draw:frame>
        <draw:frame draw:style-name="gr2" draw:text-style-name="P4" draw:layer="layout" svg:width="14.653cm" svg:height="5.509cm" svg:x="13.347cm" svg:y="9.891cm">
          <draw:image xlink:href="Pictures/10000000000003D00000016FC01BD67F46EA1832.png" xlink:type="simple" xlink:show="embed" xlink:actuate="onLoad" loext:mime-type="image/png">
            <text:p/>
          </draw:image>
        </draw:frame>
        <draw:frame draw:style-name="gr2" draw:text-style-name="P4" draw:layer="layout" svg:width="9.877cm" svg:height="5.8cm" svg:x="1.6cm" svg:y="9.8cm">
          <draw:image xlink:href="Pictures/1000000000000197000000EF2ABC89C7012E064E.png" xlink:type="simple" xlink:show="embed" xlink:actuate="onLoad" loext:mime-type="image/png">
            <text:p/>
          </draw:image>
        </draw:frame>
        <draw:frame draw:style-name="gr2" draw:text-style-name="P4" draw:layer="layout" svg:width="12.398cm" svg:height="3.354cm" svg:x="0.002cm" svg:y="18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nnuaire et des partenaires</text:p>
          </draw:text-box>
        </draw:frame>
        <draw:frame presentation:style-name="pr2" draw:text-style-name="P1" draw:layer="layout" svg:width="24cm" svg:height="12.18cm" svg:x="2cm" svg:y="6cm" presentation:class="outline" presentation:user-transformed="true">
          <draw:text-box>
            <text:list text:style-name="L2">
              <text:list-item>
                <text:p>Il vaut mieux privilégier la qualité à la quantité, c’est partenaires et backlinks ne sont pas pertinents pour votre entreprise cari ls sont de mauvaise qualité ou hors sujet. Ils ont même un impact négatif car cela s’apparente à du spam, donc une technique « blackhat ».</text:p>
                <text:p/>
              </text:list-item>
              <text:list-item>
                <text:p>Avant<text:tab/><text:tab/><text:tab/><text:tab/><text:tab/><text:tab/><text:tab/><text:tab/><text:tab/>Après</text:p>
              </text:list-item>
            </text:list>
          </draw:text-box>
        </draw:frame>
        <draw:frame draw:style-name="gr2" draw:text-style-name="P4" draw:layer="layout" svg:width="12.38cm" svg:height="7cm" svg:x="12.22cm" svg:y="13cm">
          <draw:image xlink:href="Pictures/100000000000020F0000012A826A9BF85FF3CB18.png" xlink:type="simple" xlink:show="embed" xlink:actuate="onLoad" loext:mime-type="image/png">
            <text:p/>
          </draw:image>
        </draw:frame>
        <draw:frame draw:style-name="gr2" draw:text-style-name="P4" draw:layer="layout" svg:width="6.111cm" svg:height="6.693cm" svg:x="1.689cm" svg:y="12.8cm">
          <draw:image xlink:href="Pictures/10000000000000E7000000FD7D454BA3DB4C1AA1.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 balise meta keywords<text:tab/></text:p>
          </draw:text-box>
        </draw:frame>
        <draw:frame presentation:style-name="pr2" draw:text-style-name="P1" draw:layer="layout" svg:width="24cm" svg:height="12.18cm" svg:x="2cm" svg:y="6cm" presentation:class="outline" presentation:user-transformed="true">
          <draw:text-box>
            <text:list text:style-name="L2">
              <text:list-item>
                <text:p text:style-name="P1">Cette balise sera au mieux ignorée par les moteurs de recherche, au pire sanctionnée. Les outils comme LightHouse ne prennent pas en compte cette balise, donc pas de différence au niveau du score SEO, mais voici un article d’un site spécialisé en SEO qui explique clairement l’inutilité / dangerosité de cette balise. (lien complet dans le tableau excel)</text:p>
              </text:list-item>
            </text:list>
          </draw:text-box>
        </draw:frame>
        <draw:frame draw:style-name="gr3" draw:text-style-name="P8" draw:layer="layout" svg:width="38.655cm" svg:height="5.804cm" svg:x="-5.055cm" svg:y="12.8cm">
          <draw:image xlink:href="Pictures/1000000000000505000000C10ED47F16CE1462D5.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s divs « keywords »</text:p>
          </draw:text-box>
        </draw:frame>
        <draw:frame presentation:style-name="pr2" draw:text-style-name="P1" draw:layer="layout" svg:width="24cm" svg:height="12.18cm" svg:x="2cm" svg:y="6cm" presentation:class="outline" presentation:user-transformed="true">
          <draw:text-box>
            <text:list text:style-name="L2">
              <text:list-item>
                <text:p>Utiliser du texte tout petit et/ou transparent pour spammer les mots clés est une mauvaise idée : c’est une technique black hat très grossière et Google la repère très rapidement. Ensuite, vous êtes pénalisé. LightHouse ne prend pas ce paramètre en compte, les notes ne changent donc pas mais il est primordial de les supprimer.</text:p>
              </text:list-item>
            </text:list>
          </draw:text-box>
        </draw:frame>
        <draw:frame draw:style-name="gr3" draw:text-style-name="P8" draw:layer="layout" svg:width="21.033cm" svg:height="5.74cm" svg:x="3.367cm" svg:y="13.26cm">
          <draw:image xlink:href="Pictures/100000000000031B000000D9CAE621EDDC10F98B.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er les occurrences « page2 » par « contact »</text:p>
          </draw:text-box>
        </draw:frame>
        <draw:frame presentation:style-name="pr2" draw:text-style-name="P1" draw:layer="layout" svg:width="24cm" svg:height="12.18cm" svg:x="2cm" svg:y="5.22cm" presentation:class="outline" presentation:user-transformed="true">
          <draw:text-box>
            <text:list text:style-name="L2">
              <text:list-item>
                <text:p text:style-name="P1">Le terme « Page2 » est présent en tant que nom de fichier, balise title de la page, et en format texte dans le menu en tant que lien hypertexte. Toutes ces occurrences seront remplacées par « Contact » pour que ce soit plus clair à la fois pour les moteurs de recherche, et les utilisateurs. <text:s/>Le score de bonne pratique passe de 80 à 87.</text:p>
                <text:p text:style-name="P1"/>
                <text:list>
                  <text:list-item>
                    <text:list>
                      <text:list-item>
                        <text:list>
                          <text:list-item>
                            <text:list>
                              <text:list-item>
                                <text:list>
                                  <text:list-item>
                                    <text:list>
                                      <text:list-item>
                                        <text:list>
                                          <text:list-item>
                                            <text:list>
                                              <text:list-header>
                                                <text:p text:style-name="P1">→ → </text:p>
                                              </text:list-header>
                                            </text:list>
                                          </text:list-item>
                                        </text:list>
                                      </text:list-item>
                                    </text:list>
                                  </text:list-item>
                                </text:list>
                              </text:list-item>
                            </text:list>
                          </text:list-item>
                        </text:list>
                      </text:list-item>
                    </text:list>
                  </text:list-item>
                </text:list>
              </text:list-item>
            </text:list>
          </draw:text-box>
        </draw:frame>
        <draw:frame draw:style-name="gr3" draw:text-style-name="P8" draw:layer="layout" svg:width="6.4cm" svg:height="5.426cm" svg:x="4.8cm" svg:y="11.6cm">
          <draw:image xlink:href="Pictures/10000000000000970000008074E7AD4355895E9A.png" xlink:type="simple" xlink:show="embed" xlink:actuate="onLoad" loext:mime-type="image/png">
            <text:p/>
          </draw:image>
        </draw:frame>
        <draw:frame draw:style-name="gr3" draw:text-style-name="P8" draw:layer="layout" svg:width="6.323cm" svg:height="5.397cm" svg:x="16.624cm" svg:y="11.588cm">
          <draw:image xlink:href="Pictures/10000000000000EF000000CCAE81461E76FDE273.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2cm" svg:y="0.906cm" presentation:class="title" presentation:user-transformed="true">
          <draw:text-box>
            <text:p text:style-name="P1">Remplacement des images qui n’affichent que du texte</text:p>
          </draw:text-box>
        </draw:frame>
        <draw:frame presentation:style-name="pr2" draw:text-style-name="P1" draw:layer="layout" svg:width="24cm" svg:height="12.18cm" svg:x="0.6cm" svg:y="5.4cm" presentation:class="outline" presentation:user-transformed="true">
          <draw:text-box>
            <text:list text:style-name="L2">
              <text:list-item>
                <text:p text:style-name="P1">Cela permet de charger le <text:s/>site plus rapidement, car les images sont des fichiers plus lourds que du texte brute. Ca permet aussi à Google de savoir de quoi parle le texte car il pourra le lire, et permet aussi au malvoyants de lire le texte via un lecteur d’écran.</text:p>
                <text:p text:style-name="P1"/>
                <text:p text:style-name="P1"/>
                <text:p text:style-name="P1"/>
                <text:p text:style-name="P1"/>
                <text:p text:style-name="P1"/>
                <text:p text:style-name="P1"/>
              </text:list-item>
              <text:list-item>
                <text:p text:style-name="P9">Le taille du site est allégée, le nombre de requête et donc le temps de chargement le sont aussi.</text:p>
                <text:p text:style-name="P1"/>
                <text:list>
                  <text:list-item>
                    <text:list>
                      <text:list-item>
                        <text:list>
                          <text:list-item>
                            <text:list>
                              <text:list-item>
                                <text:list>
                                  <text:list-item>
                                    <text:list>
                                      <text:list-item>
                                        <text:list>
                                          <text:list-item>
                                            <text:list>
                                              <text:list-item>
                                                <text:list>
                                                  <text:list-header>
                                                    <text:p text:style-name="P1"><text:s text:c="6"/></text:p>
                                                  </text:list-header>
                                                </text:list>
                                              </text:list-item>
                                            </text:list>
                                          </text:list-item>
                                        </text:list>
                                      </text:list-item>
                                    </text:list>
                                  </text:list-item>
                                </text:list>
                              </text:list-item>
                            </text:list>
                          </text:list-item>
                        </text:list>
                      </text:list-item>
                    </text:list>
                  </text:list-item>
                </text:list>
              </text:list-item>
            </text:list>
          </draw:text-box>
        </draw:frame>
        <draw:frame draw:style-name="gr3" draw:text-style-name="P8" draw:layer="layout" svg:width="13.334cm" svg:height="2.724cm" svg:x="4.8cm" svg:y="9.4cm">
          <draw:image xlink:href="Pictures/10000000000001F800000067F31B49EE73248750.png" xlink:type="simple" xlink:show="embed" xlink:actuate="onLoad" loext:mime-type="image/png">
            <text:p/>
          </draw:image>
        </draw:frame>
        <draw:frame draw:style-name="gr3" draw:text-style-name="P8" draw:layer="layout" svg:width="15.874cm" svg:height="3.359cm" svg:x="4.2cm" svg:y="13.441cm">
          <draw:image xlink:href="Pictures/10000000000002580000007FDE8C76A0BDE6FA0A.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Augmentation de la taille des polices si &lt;12px</text:p>
          </draw:text-box>
        </draw:frame>
        <draw:frame presentation:style-name="pr2" draw:text-style-name="P1" draw:layer="layout" svg:width="24cm" svg:height="12.18cm" svg:x="2cm" svg:y="6cm" presentation:class="outline" presentation:user-transformed="true">
          <draw:text-box>
            <text:list text:style-name="L2">
              <text:list-item>
                <text:p text:style-name="P1">En plus d’avoir un intérêt au niveau de l’accessibilité pour les malvoyants , ça profite à tout le monde et ça augmente même le score SEO de nos pages.</text:p>
                <text:p text:style-name="P1">Page de contact : Avant<text:tab/><text:tab/><text:tab/><text:tab/><text:tab/><text:tab/>Après</text:p>
                <text:p text:style-name="P1"/>
                <text:p text:style-name="P1"/>
                <text:p text:style-name="P1"/>
                <text:p text:style-name="P1">Page d’accueil : Avant<text:tab/><text:tab/><text:tab/><text:tab/><text:tab/><text:tab/><text:tab/>Après<text:tab/><text:tab/><text:tab/><text:tab/><text:tab/><text:tab/><text:tab/><text:tab/><text:tab/></text:p>
                <text:p text:style-name="P1"/>
                <text:p text:style-name="P1"/>
                <text:p text:style-name="P1"/>
                <text:p text:style-name="P1"/>
                <text:p text:style-name="P1"/>
                <text:p text:style-name="P1"/>
                <text:p text:style-name="P1"/>
              </text:list-item>
            </text:list>
          </draw:text-box>
        </draw:frame>
        <draw:frame draw:style-name="gr3" draw:text-style-name="P8" draw:layer="layout" svg:width="12.321cm" svg:height="3.354cm" svg:x="0.479cm" svg:y="10.646cm">
          <draw:image xlink:href="Pictures/1000000000000312000000D6BF3E08DFDF703329.png" xlink:type="simple" xlink:show="embed" xlink:actuate="onLoad" loext:mime-type="image/png">
            <text:p/>
          </draw:image>
        </draw:frame>
        <draw:frame draw:style-name="gr3" draw:text-style-name="P8" draw:layer="layout" svg:width="12.656cm" svg:height="3cm" svg:x="14.4cm" svg:y="10.6cm">
          <draw:image xlink:href="Pictures/10000000000002F3000000B33DC3CD33F723755D.png" xlink:type="simple" xlink:show="embed" xlink:actuate="onLoad" loext:mime-type="image/png">
            <text:p/>
          </draw:image>
        </draw:frame>
        <draw:frame draw:style-name="gr3" draw:text-style-name="P8" draw:layer="layout" svg:width="13.833cm" svg:height="3.775cm" svg:x="0.367cm" svg:y="16.4cm">
          <draw:image xlink:href="Pictures/100000000000031B000000D9CAE621EDDC10F98B.png" xlink:type="simple" xlink:show="embed" xlink:actuate="onLoad" loext:mime-type="image/png">
            <text:p/>
          </draw:image>
        </draw:frame>
        <draw:frame draw:style-name="gr3" draw:text-style-name="P8" draw:layer="layout" svg:width="13.831cm" svg:height="2.731cm" svg:x="14.4cm" svg:y="16.669cm">
          <draw:image xlink:href="Pictures/10000000000003200000009EBA0B40DEB1974CB2.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Calibri" svg:font-family="Calibri"/>
    <style:font-face style:name="Arial1" svg:font-family="Arial" style:font-pitch="variable"/>
    <style:font-face style:name="Calibri1"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4"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3" svg:font-family="'Noto Sans Regular'" style:font-family-generic="swiss" style:font-pitch="variable"/>
    <style:font-face style:name="Noto Sans Regular5"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5"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5"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3"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5"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56cm" fo:text-indent="0cm"/>
      <style:text-properties fo:color="#333333" style:text-outline="false" style:text-line-through-style="none" style:text-line-through-type="none" style:font-name="Noto Sans Regular3" fo:font-family="'Noto Sans Regular'" style:font-family-generic="swiss" style:font-pitch="variable" fo:font-size="20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3"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5-11T18:55:56.020000000</meta:creation-date>
    <meta:editing-duration>PT5H22M56S</meta:editing-duration>
    <meta:editing-cycles>27</meta:editing-cycles>
    <meta:generator>LibreOffice/6.4.4.2$Windows_X86_64 LibreOffice_project/3d775be2011f3886db32dfd395a6a6d1ca2630ff</meta:generator>
    <dc:title>Impress</dc:title>
    <dc:date>2021-05-14T16:31:44.864000000</dc:date>
    <meta:document-statistic meta:object-count="148"/>
  </office:meta>
</office:document-meta>
</file>